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text-properties fo:font-size="15pt" fo:font-weight="bold" style:font-size-asian="15pt" style:font-weight-asian="bold" style:font-size-complex="15pt" style:font-weight-complex="bold"/>
    </style:style>
    <style:style style:name="P3" style:family="paragraph" style:parent-style-name="Preformatted_20_Text">
      <style:text-properties fo:font-style="normal" fo:font-weight="bold" style:font-style-asian="normal" style:font-weight-asian="bold" style:font-style-complex="normal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tab/><text:tab/>textbox.cpp</text:p>
      <text:p text:style-name="P1">struct textbox</text:p>
      <text:p text:style-name="Preformatted_20_Text"><text:tab/>This struct is designd to display messages on the canvas. It maintains</text:p>
      <text:p text:style-name="Preformatted_20_Text">three messages on the canvas at a time.The members are as follows.</text:p>
      <text:p text:style-name="P3">1)string s1, s2, s3</text:p>
      <text:p text:style-name="Preformatted_20_Text"><text:tab/> <text:s/>These strings store the messages currently displayed on the screen.</text:p>
      <text:p text:style-name="Preformatted_20_Text"/>
      <text:p text:style-name="P1">2) Text t </text:p>
      <text:p text:style-name="Preformatted_20_Text"><text:tab/> <text:s text:c="2"/>This text is used to display the messages on the canvas.</text:p>
      <text:p text:style-name="Preformatted_20_Text"/>
      <text:p text:style-name="P1">3)void textbox::newtext ( string a )</text:p>
      <text:p text:style-name="Preformatted_20_Text"><text:tab/> <text:s/>This struct achieves the display of text messages on the canvas.</text:p>
      <text:p text:style-name="Preformatted_20_Text"><text:s text:c="2"/>It takes the message string as an argument. The function checks if the new message</text:p>
      <text:p text:style-name="Preformatted_20_Text"><text:s text:c="2"/>to be displayed is same as of the messages presently dislayed on the canvas.</text:p>
      <text:p text:style-name="Preformatted_20_Text"><text:s text:c="2"/>If it is same, then the function brings the message to the top and pushes the</text:p>
      <text:p text:style-name="Preformatted_20_Text"><text:s text:c="2"/>older messages to the bottom.</text:p>
      <text:p text:style-name="Preformatted_20_Text"><text:s text:c="2"/><text:tab/> <text:s/>Every time the function needs to change any of the three messages, it</text:p>
      <text:p text:style-name="Preformatted_20_Text"><text:s text:c="2"/>imprints the Rectangle r (coloured white) on the texts to clear them off</text:p>
      <text:p text:style-name="Preformatted_20_Text"><text:s text:c="2"/>and then imprints the Text on the Rectangle. <text:s text:c="2"/></text:p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WenQuanYi Micro Hei" style:font-size-asian="10.5pt" style:language-asian="en" style:country-asian="US" style:font-name-complex="Lohit Hindi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Liberation Serif1" fo:font-size="10pt" style:font-name-asian="Liberation Serif1" style:font-size-asian="10pt" style:font-name-complex="Liberation Serif1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date>2012-11-10T21:36:34</dc:date>
    <meta:editing-duration>P0D</meta:editing-duration>
    <meta:editing-cycles>1</meta:editing-cycles>
    <meta:document-statistic meta:table-count="0" meta:image-count="0" meta:object-count="0" meta:page-count="1" meta:paragraph-count="17" meta:word-count="156" meta:character-count="895" meta:non-whitespace-character-count="722"/>
  </office:meta>
</office:document-meta>
</file>